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30"/>
  <manifest:file-entry manifest:media-type="image/png" manifest:full-path="Thumbnails/thumbnail.png"/>
  <manifest:file-entry manifest:media-type="text/xml" manifest:full-path="content.xml"/>
  <manifest:file-entry manifest:media-type="text/xml" manifest:full-path="Object 27/content.xml"/>
  <manifest:file-entry manifest:media-type="text/xml" manifest:full-path="Object 27/settings.xml"/>
  <manifest:file-entry manifest:media-type="text/xml" manifest:full-path="Object 27/styles.xml"/>
  <manifest:file-entry manifest:media-type="application/rdf+xml" manifest:full-path="Object 27/manifest.rdf"/>
  <manifest:file-entry manifest:media-type="application/vnd.oasis.opendocument.spreadsheet" manifest:version="1.2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application/binary" manifest:full-path="layout-cache"/>
  <manifest:file-entry manifest:media-type="image/png" manifest:full-path="Pictures/10000000000002ED000002AA40EEFBC3.png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39cm" style:rel-column-width="2846*"/>
    </style:style>
    <style:style style:name="表51.B" style:family="table-column">
      <style:table-column-properties style:column-width="0.041cm" style:rel-column-width="156*"/>
    </style:style>
    <style:style style:name="表51.C" style:family="table-column">
      <style:table-column-properties style:column-width="1.205cm" style:rel-column-width="4640*"/>
    </style:style>
    <style:style style:name="表51.D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none" fo:border-top="none" fo:border-bottom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2" style:family="table">
      <style:table-properties style:width="17.013cm" fo:margin-left="0cm" fo:margin-right="-0.012cm" table:align="margins" style:writing-mode="lr-tb"/>
    </style:style>
    <style:style style:name="表52.A" style:family="table-column">
      <style:table-column-properties style:column-width="0.979cm" style:rel-column-width="3771*"/>
    </style:style>
    <style:style style:name="表52.B" style:family="table-column">
      <style:table-column-properties style:column-width="1.561cm" style:rel-column-width="6013*"/>
    </style:style>
    <style:style style:name="表52.C" style:family="table-column">
      <style:table-column-properties style:column-width="14.473cm" style:rel-column-width="55751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2.C1" style:family="table-cell">
      <style:table-cell-properties fo:padding="0.097cm" fo:border="0.002cm solid #000000"/>
    </style:style>
    <style:style style:name="表5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.A7" style:family="table-cell">
      <style:table-cell-properties fo:padding="0.097cm" fo:border-left="0.002cm solid #000000" fo:border-right="none" fo:border-top="none" fo:border-bottom="0.002cm solid #000000"/>
    </style:style>
    <style:style style:name="表53" style:family="table">
      <style:table-properties style:width="17.013cm" fo:margin-left="0cm" fo:margin-right="-0.012cm" table:align="margins" style:writing-mode="lr-tb"/>
    </style:style>
    <style:style style:name="表53.A" style:family="table-column">
      <style:table-column-properties style:column-width="0.979cm" style:rel-column-width="3771*"/>
    </style:style>
    <style:style style:name="表53.B" style:family="table-column">
      <style:table-column-properties style:column-width="16.034cm" style:rel-column-width="6176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none" fo:border-top="none" fo:border-bottom="0.002cm solid #000000"/>
    </style:style>
    <style:style style:name="表5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fo:background-color="#ffff00" style:font-size-asian="14pt" style:font-size-complex="14pt"/>
    </style:style>
    <style:style style:name="P4" style:family="paragraph" style:parent-style-name="Table_20_Contents">
      <style:text-properties fo:font-size="14pt" fo:background-color="#99ff99" style:font-size-asian="14pt" style:font-size-complex="14pt"/>
    </style:style>
    <style:style style:name="P5" style:family="paragraph" style:parent-style-name="Table_20_Contents">
      <style:text-properties fo:font-size="14pt" fo:background-color="#66ffff" style:font-size-asian="14pt" style:font-size-complex="14pt"/>
    </style:style>
    <style:style style:name="P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7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5" style:family="paragraph" style:parent-style-name="Standard">
      <style:text-properties style:font-name="Arial" fo:font-size="16pt" style:font-size-asian="16pt" style:font-size-complex="16pt"/>
    </style:style>
    <style:style style:name="P2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background-color="#cc9900"/>
    </style:style>
    <style:style style:name="T12" style:family="text">
      <style:text-properties fo:color="#ff0000" fo:background-color="#f4cc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8"><text:span text:style-name="T9">6.2.4_21</text:span><text:span text:style-name="T8">---------------------------------------------------------------------------</text:span></text:p>
      <text:p text:style-name="P21">[22] res free# JVEMV6 44#6.2_X / 44. currency / 6. obs / 2. demo result data / 20200920_130626</text:p>
      <text:p text:style-name="P17"/>
      <text:p text:style-name="P15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2"/>
          </table:table-cell>
          <table:table-cell table:style-name="表46.B2" table:number-columns-spanned="3" office:value-type="string">
            <text:p text:style-name="P2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2"/>
          </table:table-cell>
          <table:covered-table-cell/>
          <table:table-cell table:style-name="表46.B2" table:number-columns-spanned="2" office:value-type="string">
            <text:p text:style-name="P2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2"/>
          </table:table-cell>
          <table:covered-table-cell/>
          <table:table-cell table:style-name="表46.B2" table:number-columns-spanned="2" office:value-type="string">
            <text:p text:style-name="P2">Gen : statemet file</text:p>
            <text:p text:style-name="P2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2"/>
          </table:table-cell>
          <table:covered-table-cell/>
          <table:table-cell table:style-name="表46.B2" table:number-columns-spanned="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2"/>
          </table:table-cell>
          <table:covered-table-cell/>
          <table:table-cell table:style-name="表46.B2" table:number-columns-spanned="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2"/>
          </table:table-cell>
          <table:covered-table-cell/>
          <table:table-cell table:style-name="表46.B2" table:number-columns-spanned="2" office:value-type="string">
            <text:p text:style-name="P2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2"/>
          </table:table-cell>
          <table:covered-table-cell/>
          <table:table-cell table:style-name="表46.B2" table:number-columns-spanned="2" office:value-type="string">
            <text:p text:style-name="P2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2"/>
          </table:table-cell>
          <table:covered-table-cell/>
          <table:table-cell table:style-name="表46.B2" table:number-columns-spanned="2" office:value-type="string">
            <text:p text:style-name="P2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">log files : </text:p>
            <text:p text:style-name="P2">from : E:\fx\20200XXX[eap-2.id-1].[XXX-XX].dir</text:p>
            <text:p text:style-name="P4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2">statement file <text:s/></text:p>
            <text:p text:style-name="P2">from : E:\fx\DetailedStatement.(2020XXXX_XXXX).*</text:p>
            <text:p text:style-name="P5">DetailedStatement.[a-j,M5].[id=20117143].[20200826_143940].htm</text:p>
            <text:p text:style-name="P2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2"/>
          </table:table-cell>
          <table:covered-table-cell/>
          <table:table-cell table:style-name="表46.B2" table:number-columns-spanned="2" office:value-type="string">
            <text:p text:style-name="P2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2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5"/>
          </table:table-cell>
          <table:covered-table-cell/>
          <table:table-cell table:style-name="表46.B2" table:number-columns-spanned="2" office:value-type="string">
            <text:p text:style-name="P2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2">dir</text:p>
          </table:table-cell>
          <table:table-cell table:style-name="表46.B2" office:value-type="string">
            <text:p text:style-name="P3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2"/>
          </table:table-cell>
          <table:table-cell table:style-name="表46.B2" office:value-type="string">
            <text:p text:style-name="P10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2"/>
          </table:table-cell>
          <table:covered-table-cell/>
          <table:table-cell table:style-name="表46.B2" table:number-columns-spanned="2" office:value-type="string">
            <text:p text:style-name="P11"/>
          </table:table-cell>
          <table:covered-table-cell/>
        </table:table-row>
      </table:table>
      <text:p text:style-name="P19"/>
      <text:list xml:id="list6846866192585584581" text:style-name="L1">
        <text:list-item>
          <text:p text:style-name="P26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7"/>
          </table:table-cell>
          <table:table-cell table:style-name="表47.B1" table:number-rows-spanned="6" office:value-type="string">
            <text:p text:style-name="P9">file</text:p>
          </table:table-cell>
          <table:table-cell table:style-name="表47.C1" office:value-type="string">
            <text:p text:style-name="P9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9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9">DUP sheet ==&gt; “<text:span text:style-name="T5">7</text:span>” </text:p>
            <text:p text:style-name="P9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9">rename ===&gt; “<text:span text:style-name="T5">8</text:span>”</text:p>
            <text:p text:style-name="P9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9">move to ==&gt; any suitable location</text:p>
          </table:table-cell>
        </table:table-row>
        <table:table-row>
          <table:table-cell table:style-name="表47.A7" office:value-type="string">
            <text:p text:style-name="P7"/>
          </table:table-cell>
          <table:table-cell table:style-name="表47.A7" table:number-rows-spanned="2" office:value-type="string">
            <text:p text:style-name="P9">sheet</text:p>
          </table:table-cell>
          <table:table-cell table:style-name="表47.C2" office:value-type="string">
            <text:p text:style-name="P9">delete ==&gt; data area </text:p>
          </table:table-cell>
        </table:table-row>
        <table:table-row>
          <table:table-cell table:style-name="表47.A7" office:value-type="string">
            <text:p text:style-name="P7"/>
          </table:table-cell>
          <table:covered-table-cell/>
          <table:table-cell table:style-name="表47.C2" office:value-type="string">
            <text:p text:style-name="P9">C/P ==&gt; data from gen-ed file </text:p>
          </table:table-cell>
        </table:table-row>
      </table:table>
      <text:p text:style-name="P16"/>
      <text:list xml:id="list1072923254478772983" text:style-name="L36">
        <text:list-item>
          <text:p text:style-name="P35">TASK-1.3 : sheet ==&gt; edit </text:p>
          <text:list>
            <text:list-item>
              <text:p text:style-name="P35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6"/>
          </table:table-cell>
          <table:table-cell table:style-name="表48.B1" office:value-type="string">
            <text:p text:style-name="P13">sort : “profit” ~~&gt; “BB-loc.-1” (DF → CU) </text:p>
            <text:p text:style-name="P13">M – d &gt; s</text:p>
          </table:table-cell>
        </table:table-row>
        <table:table-row>
          <table:table-cell table:style-name="表48.A2" office:value-type="string">
            <text:p text:style-name="P6"/>
          </table:table-cell>
          <table:table-cell table:style-name="表48.B2" office:value-type="string">
            <text:p text:style-name="P13">hide : cols ==&gt; CV ~ DE </text:p>
          </table:table-cell>
        </table:table-row>
        <table:table-row>
          <table:table-cell table:style-name="表48.A2" office:value-type="string">
            <text:p text:style-name="P15"/>
          </table:table-cell>
          <table:table-cell table:style-name="表48.B2" office:value-type="string">
            <text:p text:style-name="P13">addressing ==&gt; total, gain, loss </text:p>
            <text:list xml:id="list4866291213269938391" text:style-name="L37">
              <text:list-item>
                <text:p text:style-name="P72">DH4</text:p>
              </text:list-item>
              <text:list-item>
                <text:p text:style-name="P72">DH5</text:p>
              </text:list-item>
              <text:list-item>
                <text:p text:style-name="P72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6"/>
          </table:table-cell>
          <table:table-cell table:style-name="表48.B2" office:value-type="string">
            <text:p text:style-name="P13">addressing ==&gt; BB.loc </text:p>
            <text:list xml:id="list7843999938796060856" text:style-name="L38">
              <text:list-item>
                <text:p text:style-name="P73">“current”, “prev” ==&gt; C/P</text:p>
              </text:list-item>
              <text:list-item>
                <text:p text:style-name="P73">“数式” ==&gt; M – t &gt; q &gt; M – f &gt; Ret</text:p>
              </text:list-item>
              <text:list-item>
                <text:p text:style-name="P73">replace</text:p>
                <text:list>
                  <text:list-item>
                    <text:p text:style-name="P73"><text:soft-page-break/>DH11 (prev,total,end) → DH8 </text:p>
                  </text:list-item>
                  <text:list-item>
                    <text:p text:style-name="P73">DH12 (prev, loss,end) → DH9</text:p>
                  </text:list-item>
                  <text:list-item>
                    <text:p text:style-name="P73">DG13 (prev,loss,start) → DG10</text:p>
                  </text:list-item>
                </text:list>
              </text:list-item>
              <text:list-item>
                <text:p text:style-name="P73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6"/>
          </table:table-cell>
          <table:table-cell table:style-name="表48.B2" office:value-type="string">
            <text:p text:style-name="P14">directory name ==&gt; add “#” at the top</text:p>
          </table:table-cell>
        </table:table-row>
      </table:table>
      <text:list xml:id="list34350961" text:continue-list="list1072923254478772983" text:style-name="L36">
        <text:list-item>
          <text:list>
            <text:list-item>
              <text:p text:style-name="P74">result </text:p>
              <text:list>
                <text:list-item>
                  <text:p text:style-name="P74">graph / table / chart</text:p>
                </text:list-item>
                <text:list-item>
                  <text:p text:style-name="P74"><draw:frame draw:style-name="fr2" draw:name="オブジェクト27" text:anchor-type="paragraph" svg:x="8.34cm" svg:y="0.49cm" svg:width="7.336cm" svg:height="5.512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オブジェクト26" text:anchor-type="paragraph" svg:x="-1.57cm" svg:y="0cm" svg:width="9.911cm" svg:height="7.511cm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74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8">1</text:p>
          </table:table-cell>
          <table:table-cell table:style-name="表49.B1" office:value-type="string">
            <text:p text:style-name="P13">BB.2 ==&gt; loss/gain → 5:11</text:p>
            <text:list xml:id="list2961967538255592110" text:style-name="L39">
              <text:list-item>
                <text:p text:style-name="P75">setup : column DH</text:p>
              </text:list-item>
              <text:list-item>
                <text:p text:style-name="P75">sort data ==&gt; CU &gt; DF</text:p>
              </text:list-item>
              <text:list-item>
                <text:p text:style-name="P75">target data list ==&gt; C/P to other area in the sheet</text:p>
              </text:list-item>
              <text:list-item>
                <text:p text:style-name="P75">col “BB-loc.-6” ==&gt; insert column</text:p>
                <text:list>
                  <text:list-item>
                    <text:p text:style-name="P75">C/P ==&gt; col “profit”</text:p>
                  </text:list-item>
                  <text:list-item>
                    <text:p text:style-name="P75">bg-color</text:p>
                  </text:list-item>
                </text:list>
              </text:list-item>
              <text:list-item>
                <text:p text:style-name="P75"><text:span text:style-name="T12">#_ </text:span>row ==&gt; end of the minus entries</text:p>
                <text:list>
                  <text:list-item>
                    <text:p text:style-name="P75">insert ==&gt; row</text:p>
                  </text:list-item>
                  <text:list-item>
                    <text:p text:style-name="P75">col names ==&gt; insert</text:p>
                  </text:list-item>
                </text:list>
              </text:list-item>
              <text:list-item>
                <text:p text:style-name="P75">minus entries ==&gt; graph</text:p>
              </text:list-item>
              <text:list-item>
                <text:p text:style-name="P75">plus entries ==&gt; graph</text:p>
              </text:list-item>
              <text:list-item>
                <text:p text:style-name="P75"><draw:frame draw:style-name="fr3" draw:name="オブジェクト28" text:anchor-type="paragraph" svg:width="13.003cm" svg:height="7.313cm" draw:z-index="6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75"><draw:frame draw:style-name="fr3" draw:name="オブジェクト29" text:anchor-type="paragraph" svg:width="12.827cm" svg:height="7.214cm" draw:z-index="3"><draw:object xlink:href="./Object 29" xlink:type="simple" xlink:show="embed" xlink:actuate="onLoad"/><draw:image xlink:href="./ObjectReplacements/Object 29" xlink:type="simple" xlink:show="embed" xlink:actuate="onLoad"/></draw:frame><text:soft-page-break/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8">2</text:p>
          </table:table-cell>
          <table:table-cell table:style-name="表49.B2" office:value-type="string">
            <text:p text:style-name="P13">prev 4 bars ==&gt; 連続、下げ</text:p>
            <text:list xml:id="list3501363754137618818" text:style-name="L40">
              <text:list-item>
                <text:p text:style-name="P76">setup : column DM ~ DP</text:p>
              </text:list-item>
              <text:list-item>
                <text:p text:style-name="P76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8">3</text:p>
          </table:table-cell>
          <table:table-cell table:style-name="表49.B2" office:value-type="string">
            <text:p text:style-name="P13">prev 4 bars ==&gt; 連続、up</text:p>
            <text:list xml:id="list1660455978880852860" text:style-name="L41">
              <text:list-item>
                <text:p text:style-name="P77">setup : column DS ~ DW</text:p>
              </text:list-item>
              <text:list-item>
                <text:p text:style-name="P77">===&gt; 8 bars / 141 ( 5 % )</text:p>
              </text:list-item>
            </text:list>
          </table:table-cell>
        </table:table-row>
        <table:table-row>
          <table:table-cell table:style-name="表49.A2">
            <text:p text:style-name="P8"/>
          </table:table-cell>
          <table:table-cell table:style-name="表49.B2" office:value-type="string">
            <text:p text:style-name="P13">prev 4 bars ==&gt; 連続、下げ → see chart forms</text:p>
            <text:list xml:id="list901442153074014885" text:style-name="L42">
              <text:list-item>
                <text:p text:style-name="P78">sort ==&gt; DQ &gt; DF</text:p>
              </text:list-item>
              <text:list-item>
                <text:p text:style-name="P78">C/P ==&gt; the area</text:p>
              </text:list-item>
              <text:list-item>
                <text:p text:style-name="P78">column names</text:p>
              </text:list-item>
              <text:list-item>
                <text:p text:style-name="P78">enter col before ==&gt; “Close.-9”</text:p>
              </text:list-item>
              <text:list-item>
                <text:p text:style-name="P78">plus entries <text:s/>==&gt; add a row → col names</text:p>
              </text:list-item>
              <text:list-item>
                <text:p text:style-name="P78">graph : minus entries / plus</text:p>
              </text:list-item>
              <text:list-item>
                <text:p text:style-name="P78"><draw:frame draw:style-name="fr2" draw:name="オブジェクト31" text:anchor-type="paragraph" svg:x="0.669cm" svg:y="6.936cm" svg:width="12.562cm" svg:height="7.066cm" draw:z-index="5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オブジェクト30" text:anchor-type="paragraph" svg:width="11.933cm" svg:height="6.712cm" draw:z-index="4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3"/>
          </table:table-cell>
        </table:table-row>
      </table:table>
      <text:list xml:id="list34333621" text:continue-list="list34350961" text:style-name="L36">
        <text:list-item>
          <text:list>
            <text:list-item>
              <text:p text:style-name="P74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8">1</text:p>
          </table:table-cell>
          <table:table-cell table:style-name="表50.B1" office:value-type="string">
            <text:p text:style-name="P13"/>
          </table:table-cell>
        </table:table-row>
        <table:table-row>
          <table:table-cell table:style-name="表50.A2" office:value-type="float" office:value="2">
            <text:p text:style-name="P8">2</text:p>
          </table:table-cell>
          <table:table-cell table:style-name="表50.B2" office:value-type="string">
            <text:p text:style-name="P13"/>
          </table:table-cell>
        </table:table-row>
      </table:table>
      <text:list xml:id="list34336819" text:continue-numbering="true" text:style-name="L36">
        <text:list-item>
          <text:list>
            <text:list-item>
              <text:p text:style-name="P74"/>
            </text:list-item>
          </text:list>
        </text:list-item>
      </text:list>
      <text:p text:style-name="P17"/>
      <text:p text:style-name="P12">@@@</text:p>
      <text:p text:style-name="P17"/>
      <text:p text:style-name="P15">#_ <text:span text:style-name="T7"><text:s text:c="2"/>&lt;FILE NAME&gt;</text:span></text:p>
      <table:table table:name="表51" table:style-name="表51">
        <table:table-column table:style-name="表51.A"/>
        <table:table-column table:style-name="表51.B"/>
        <table:table-column table:style-name="表51.C"/>
        <table:table-column table:style-name="表51.D"/>
        <table:table-row>
          <table:table-cell table:style-name="表5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51.A2" office:value-type="string">
            <text:p text:style-name="P2"/>
          </table:table-cell>
          <table:table-cell table:style-name="表51.B2" table:number-columns-spanned="3" office:value-type="string">
            <text:p text:style-name="P2">card ==&gt; out</text:p>
          </table:table-cell>
          <table:covered-table-cell/>
          <table:covered-table-cell/>
        </table:table-row>
        <table:table-row>
          <table:table-cell table:style-name="表5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51.A2" table:number-columns-spanned="2" office:value-type="string">
            <text:p text:style-name="P2"/>
          </table:table-cell>
          <table:covered-table-cell/>
          <table:table-cell table:style-name="表51.B2" table:number-columns-spanned="2" office:value-type="string">
            <text:p text:style-name="P2">card ==&gt; insert</text:p>
          </table:table-cell>
          <table:covered-table-cell/>
        </table:table-row>
        <table:table-row>
          <table:table-cell table:style-name="表51.A2" table:number-columns-spanned="2" office:value-type="string">
            <text:p text:style-name="P2"/>
          </table:table-cell>
          <table:covered-table-cell/>
          <table:table-cell table:style-name="表51.B2" table:number-columns-spanned="2" office:value-type="string">
            <text:p text:style-name="P2">Gen : statemet file</text:p>
            <text:p text:style-name="P2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1.A2" table:number-columns-spanned="2" office:value-type="string">
            <text:p text:style-name="P2"/>
          </table:table-cell>
          <table:covered-table-cell/>
          <table:table-cell table:style-name="表51.B2" table:number-columns-spanned="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1.A2" table:number-columns-spanned="2" office:value-type="string">
            <text:p text:style-name="P2"/>
          </table:table-cell>
          <table:covered-table-cell/>
          <table:table-cell table:style-name="表51.B2" table:number-columns-spanned="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1.A2" table:number-columns-spanned="2" office:value-type="string">
            <text:p text:style-name="P2"/>
          </table:table-cell>
          <table:covered-table-cell/>
          <table:table-cell table:style-name="表51.B2" table:number-columns-spanned="2" office:value-type="string">
            <text:p text:style-name="P2">Sdcard ==&gt; take out from : note-pc </text:p>
          </table:table-cell>
          <table:covered-table-cell/>
        </table:table-row>
        <table:table-row>
          <table:table-cell table:style-name="表5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51.A2" table:number-columns-spanned="2" office:value-type="string">
            <text:p text:style-name="P2"/>
          </table:table-cell>
          <table:covered-table-cell/>
          <table:table-cell table:style-name="表51.B2" table:number-columns-spanned="2" office:value-type="string">
            <text:p text:style-name="P2">Sdcard ==&gt; into : desktop </text:p>
          </table:table-cell>
          <table:covered-table-cell/>
        </table:table-row>
        <table:table-row>
          <table:table-cell table:style-name="表51.A2" table:number-rows-spanned="4" table:number-columns-spanned="2" office:value-type="string">
            <text:p text:style-name="P2"/>
          </table:table-cell>
          <table:covered-table-cell/>
          <table:table-cell table:style-name="表51.B2" table:number-columns-spanned="2" office:value-type="string">
            <text:p text:style-name="P2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2">log files : </text:p>
            <text:p text:style-name="P2">from : E:\fx\20200XXX[eap-2.id-1].[XXX-XX].dir</text:p>
            <text:p text:style-name="P4">20200828_083759[eap-2.id-1].[AUDJPY-5].dir</text:p>
            <text:p text:style-name="P4">20200827_050324[eap-2.id-1].[AUDJPY-5].dir</text:p>
            <text:p text:style-name="P4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2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1.C14" table:number-columns-spanned="2" office:value-type="string">
            <text:p text:style-name="P2">statement file <text:s/></text:p>
            <text:p text:style-name="P2">from : E:\fx\DetailedStatement.(2020XXXX_XXXX).*</text:p>
            <text:p text:style-name="P5">DetailedStatement.[a-j,M5].[id=20117143].[20200826_143940].htm</text:p>
            <text:p text:style-name="P2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1.A2" table:number-rows-spanned="3" table:number-columns-spanned="2" office:value-type="string">
            <text:p text:style-name="P2"/>
          </table:table-cell>
          <table:covered-table-cell/>
          <table:table-cell table:style-name="表51.B2" table:number-columns-spanned="2" office:value-type="string">
            <text:p text:style-name="P2">build url 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</text:span><text:soft-page-break/><text:span text:style-name="T2">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2"><text:s/>==&gt; access</text:p>
          </table:table-cell>
          <table:covered-table-cell/>
        </table:table-row>
        <table:table-row>
          <table:table-cell table:style-name="表51.A2" table:number-rows-spanned="2" table:number-columns-spanned="2" office:value-type="string">
            <text:p text:style-name="Standard"/>
          </table:table-cell>
          <table:covered-table-cell/>
          <table:table-cell table:style-name="表51.B2" table:number-columns-spanned="2" office:value-type="string">
            <text:p text:style-name="P2">template (url)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51.A2" table:number-rows-spanned="2" table:number-columns-spanned="2" office:value-type="string">
            <text:p text:style-name="P15"/>
          </table:table-cell>
          <table:covered-table-cell/>
          <table:table-cell table:style-name="表51.B2" table:number-columns-spanned="2" office:value-type="string">
            <text:p text:style-name="P2">file ==&gt; gen-ed </text:p>
          </table:table-cell>
          <table:covered-table-cell/>
        </table:table-row>
        <table:table-row>
          <table:covered-table-cell/>
          <table:covered-table-cell/>
          <table:table-cell table:style-name="表51.A2" office:value-type="string">
            <text:p text:style-name="P2">dir</text:p>
          </table:table-cell>
          <table:table-cell table:style-name="表51.B2" office:value-type="string">
            <text:p text:style-name="P3">"&lt;FILE PATH&gt;"</text:p>
          </table:table-cell>
        </table:table-row>
        <table:table-row>
          <table:table-cell table:style-name="表51.A2" table:number-columns-spanned="2" office:value-type="string">
            <text:p text:style-name="Standard"/>
          </table:table-cell>
          <table:covered-table-cell/>
          <table:table-cell table:style-name="表51.A2" office:value-type="string">
            <text:p text:style-name="P2"/>
          </table:table-cell>
          <table:table-cell table:style-name="表51.B2" office:value-type="string">
            <text:p text:style-name="P10">"C:\WORKS_2\WS\WS_Others.JVEMV6\JVEMV6\44_currency\10_prog-php\2_tester\log_JVE_44_6_2.[session-21~].ods"</text:p>
          </table:table-cell>
        </table:table-row>
        <table:table-row>
          <table:table-cell table:style-name="表51.A2" table:number-columns-spanned="2" office:value-type="string">
            <text:p text:style-name="P2"/>
          </table:table-cell>
          <table:covered-table-cell/>
          <table:table-cell table:style-name="表51.B2" table:number-columns-spanned="2" office:value-type="string">
            <text:p text:style-name="P11"/>
          </table:table-cell>
          <table:covered-table-cell/>
        </table:table-row>
      </table:table>
      <text:p text:style-name="P19"/>
      <text:list xml:id="list34331304" text:continue-list="list6846866192585584581" text:style-name="L1">
        <text:list-item>
          <text:p text:style-name="P26">sheet ==&gt; gen </text:p>
        </text:list-item>
      </text:list>
      <table:table table:name="表52" table:style-name="表52">
        <table:table-column table:style-name="表52.A"/>
        <table:table-column table:style-name="表52.B"/>
        <table:table-column table:style-name="表52.C"/>
        <table:table-row>
          <table:table-cell table:style-name="表52.A1" table:number-rows-spanned="6" office:value-type="string">
            <text:p text:style-name="P7"/>
          </table:table-cell>
          <table:table-cell table:style-name="表52.B1" table:number-rows-spanned="6" office:value-type="string">
            <text:p text:style-name="P9">file</text:p>
          </table:table-cell>
          <table:table-cell table:style-name="表52.C1" office:value-type="string">
            <text:p text:style-name="P9">open ==&gt; odt file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9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10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9">DUP sheet ==&gt; “<text:span text:style-name="T5">7</text:span>” </text:p>
            <text:p text:style-name="P9">M – e &gt; s &gt; s &gt; a &gt; M – c &gt; Ret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9">rename ===&gt; “<text:span text:style-name="T5">8</text:span>”</text:p>
            <text:p text:style-name="P9"><text:soft-page-break/>M – o &gt; s &gt; r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9">move to ==&gt; any suitable location</text:p>
          </table:table-cell>
        </table:table-row>
        <table:table-row>
          <table:table-cell table:style-name="表52.A7" office:value-type="string">
            <text:p text:style-name="P7"/>
          </table:table-cell>
          <table:table-cell table:style-name="表52.A7" table:number-rows-spanned="2" office:value-type="string">
            <text:p text:style-name="P9">sheet</text:p>
          </table:table-cell>
          <table:table-cell table:style-name="表52.C2" office:value-type="string">
            <text:p text:style-name="P9">delete ==&gt; data area </text:p>
          </table:table-cell>
        </table:table-row>
        <table:table-row>
          <table:table-cell table:style-name="表52.A7" office:value-type="string">
            <text:p text:style-name="P7"/>
          </table:table-cell>
          <table:covered-table-cell/>
          <table:table-cell table:style-name="表52.C2" office:value-type="string">
            <text:p text:style-name="P9">C/P ==&gt; data from gen-ed file </text:p>
          </table:table-cell>
        </table:table-row>
      </table:table>
      <text:p text:style-name="P16"/>
      <text:list xml:id="list2834218409410051143" text:style-name="L43">
        <text:list-item>
          <text:p text:style-name="P36">TASK-1.3 : sheet ==&gt; edit </text:p>
          <text:list>
            <text:list-item>
              <text:p text:style-name="P36">edit </text:p>
            </text:list-item>
          </text:list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6"/>
          </table:table-cell>
          <table:table-cell table:style-name="表53.B1" office:value-type="string">
            <text:p text:style-name="P13">sort : “profit” ~~&gt; “BB-loc.-1” (DF → CU) </text:p>
            <text:p text:style-name="P13">M – d &gt; s</text:p>
          </table:table-cell>
        </table:table-row>
        <table:table-row>
          <table:table-cell table:style-name="表53.A2" office:value-type="string">
            <text:p text:style-name="P6"/>
          </table:table-cell>
          <table:table-cell table:style-name="表53.B2" office:value-type="string">
            <text:p text:style-name="P13">hide : cols ==&gt; CV ~ DE </text:p>
          </table:table-cell>
        </table:table-row>
        <table:table-row>
          <table:table-cell table:style-name="表53.A2" office:value-type="string">
            <text:p text:style-name="P15"/>
          </table:table-cell>
          <table:table-cell table:style-name="表53.B2" office:value-type="string">
            <text:p text:style-name="P13">addressing ==&gt; total, gain, loss </text:p>
            <text:list xml:id="list1749578622392858047" text:style-name="L44">
              <text:list-item>
                <text:p text:style-name="P79">DH4</text:p>
              </text:list-item>
              <text:list-item>
                <text:p text:style-name="P79">DH5</text:p>
              </text:list-item>
              <text:list-item>
                <text:p text:style-name="P79">DG6 ==&gt; DH5 + 1</text:p>
              </text:list-item>
            </text:list>
          </table:table-cell>
        </table:table-row>
        <table:table-row>
          <table:table-cell table:style-name="表53.A2" office:value-type="string">
            <text:p text:style-name="P6"/>
          </table:table-cell>
          <table:table-cell table:style-name="表53.B2" office:value-type="string">
            <text:p text:style-name="P13">addressing ==&gt; BB.loc </text:p>
            <text:list xml:id="list11441403979808401" text:style-name="L45">
              <text:list-item>
                <text:p text:style-name="P80">“current”, “prev” ==&gt; C/P</text:p>
              </text:list-item>
              <text:list-item>
                <text:p text:style-name="P80">“数式” ==&gt; M – t &gt; q &gt; M – f &gt; Ret</text:p>
              </text:list-item>
              <text:list-item>
                <text:p text:style-name="P80">replace</text:p>
                <text:list>
                  <text:list-item>
                    <text:p text:style-name="P80">DH11 (prev,total,end) → DH8 </text:p>
                  </text:list-item>
                  <text:list-item>
                    <text:p text:style-name="P80">DH12 (prev, loss,end) → DH9</text:p>
                  </text:list-item>
                  <text:list-item>
                    <text:p text:style-name="P80">DG13 (prev,loss,start) → DG10</text:p>
                  </text:list-item>
                </text:list>
              </text:list-item>
              <text:list-item>
                <text:p text:style-name="P80">“数式” ==&gt; M – t &gt; q &gt; M – f &gt; Ret</text:p>
              </text:list-item>
            </text:list>
          </table:table-cell>
        </table:table-row>
        <table:table-row>
          <table:table-cell table:style-name="表53.A2" office:value-type="string">
            <text:p text:style-name="P6"/>
          </table:table-cell>
          <table:table-cell table:style-name="表53.B2" office:value-type="string">
            <text:p text:style-name="P14">directory name ==&gt; add “#” at the top</text:p>
          </table:table-cell>
        </table:table-row>
      </table:table>
      <text:list xml:id="list34353275" text:continue-list="list2834218409410051143" text:style-name="L43">
        <text:list-item>
          <text:list>
            <text:list-item>
              <text:p text:style-name="P81">result </text:p>
              <text:list>
                <text:list-item>
                  <text:p text:style-name="P81">graph / table / chart</text:p>
                </text:list-item>
              </text:list>
            </text:list-item>
            <text:list-item>
              <text:p text:style-name="P81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8">1</text:p>
          </table:table-cell>
          <table:table-cell table:style-name="表54.B1" office:value-type="string">
            <text:p text:style-name="P13"/>
          </table:table-cell>
        </table:table-row>
        <text:soft-page-break/>
        <table:table-row>
          <table:table-cell table:style-name="表54.A2" office:value-type="float" office:value="2">
            <text:p text:style-name="P8">2</text:p>
          </table:table-cell>
          <table:table-cell table:style-name="表54.B2" office:value-type="string">
            <text:p text:style-name="P13"/>
          </table:table-cell>
        </table:table-row>
        <table:table-row>
          <table:table-cell table:style-name="表54.A2" office:value-type="float" office:value="3">
            <text:p text:style-name="P8">3</text:p>
          </table:table-cell>
          <table:table-cell table:style-name="表54.B2" office:value-type="string">
            <text:p text:style-name="P13"/>
          </table:table-cell>
        </table:table-row>
      </table:table>
      <text:list xml:id="list34332857" text:continue-numbering="true" text:style-name="L43">
        <text:list-item>
          <text:list>
            <text:list-item>
              <text:p text:style-name="P81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8">1</text:p>
          </table:table-cell>
          <table:table-cell table:style-name="表55.B1" office:value-type="string">
            <text:p text:style-name="P13"/>
          </table:table-cell>
        </table:table-row>
        <table:table-row>
          <table:table-cell table:style-name="表55.A2" office:value-type="float" office:value="2">
            <text:p text:style-name="P8">2</text:p>
          </table:table-cell>
          <table:table-cell table:style-name="表55.B2" office:value-type="string">
            <text:p text:style-name="P13"/>
          </table:table-cell>
        </table:table-row>
      </table:table>
      <text:list xml:id="list34350942" text:continue-numbering="true" text:style-name="L43">
        <text:list-item>
          <text:list>
            <text:list-item>
              <text:p text:style-name="P81"/>
            </text:list-item>
          </text:list>
        </text:list-item>
      </text:list>
      <text:p text:style-name="P17"/>
      <text:p text:style-name="P1">============================== TEMPLATE / 20200904_113804</text:p>
      <text:p text:style-name="P15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2"/>
          </table:table-cell>
          <table:table-cell table:style-name="表38.B2" table:number-columns-spanned="3" office:value-type="string">
            <text:p text:style-name="P2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2"/>
          </table:table-cell>
          <table:covered-table-cell/>
          <table:table-cell table:style-name="表38.B2" table:number-columns-spanned="2" office:value-type="string">
            <text:p text:style-name="P2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2"/>
          </table:table-cell>
          <table:covered-table-cell/>
          <table:table-cell table:style-name="表38.B2" table:number-columns-spanned="2" office:value-type="string">
            <text:p text:style-name="P2">Gen : statemet file</text:p>
            <text:p text:style-name="P2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2"/>
          </table:table-cell>
          <table:covered-table-cell/>
          <table:table-cell table:style-name="表38.B2" table:number-columns-spanned="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2"/>
          </table:table-cell>
          <table:covered-table-cell/>
          <table:table-cell table:style-name="表38.B2" table:number-columns-spanned="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2"/>
          </table:table-cell>
          <table:covered-table-cell/>
          <table:table-cell table:style-name="表38.B2" table:number-columns-spanned="2" office:value-type="string">
            <text:p text:style-name="P2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2"/>
          </table:table-cell>
          <table:covered-table-cell/>
          <table:table-cell table:style-name="表38.B2" table:number-columns-spanned="2" office:value-type="string">
            <text:p text:style-name="P2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2"/>
          </table:table-cell>
          <table:covered-table-cell/>
          <table:table-cell table:style-name="表38.B2" table:number-columns-spanned="2" office:value-type="string">
            <text:p text:style-name="P2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">log files : </text:p>
            <text:p text:style-name="P2">from : E:\fx\20200XXX[eap-2.id-1].[XXX-XX].dir</text:p>
            <text:p text:style-name="P4">20200828_083759[eap-2.id-1].[AUDJPY-5].dir</text:p>
            <text:p text:style-name="P4">20200827_050324[eap-2.id-1].[AUDJPY-5].dir</text:p>
            <text:p text:style-name="P4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"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2">statement file <text:s/></text:p>
            <text:p text:style-name="P2">from : E:\fx\DetailedStatement.(2020XXXX_XXXX).*</text:p>
            <text:p text:style-name="P5">DetailedStatement.[a-j,M5].[id=20117143].[20200826_143940].htm</text:p>
            <text:p text:style-name="P2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2"/>
          </table:table-cell>
          <table:covered-table-cell/>
          <table:table-cell table:style-name="表38.B2" table:number-columns-spanned="2" office:value-type="string">
            <text:p text:style-name="P2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2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pan text:style-name="T2">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5"/>
          </table:table-cell>
          <table:covered-table-cell/>
          <table:table-cell table:style-name="表38.B2" table:number-columns-spanned="2" office:value-type="string">
            <text:p text:style-name="P2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2">dir</text:p>
          </table:table-cell>
          <table:table-cell table:style-name="表38.B2" office:value-type="string">
            <text:p text:style-name="P3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2"/>
          </table:table-cell>
          <table:table-cell table:style-name="表38.B2" office:value-type="string">
            <text:p text:style-name="P10">"C:\WORKS_2\WS\WS_Others.JVEMV6\JVEMV6\44_currency\10_prog-php\2_tester\log_JVE_44_6_2.[session-21~].ods"</text:p>
          </table:table-cell>
        </table:table-row>
        <table:table-row>
          <table:table-cell table:style-name="表38.A2" table:number-columns-spanned="2" office:value-type="string">
            <text:p text:style-name="P2"/>
          </table:table-cell>
          <table:covered-table-cell/>
          <table:table-cell table:style-name="表38.B2" table:number-columns-spanned="2" office:value-type="string">
            <text:p text:style-name="P11"/>
          </table:table-cell>
          <table:covered-table-cell/>
        </table:table-row>
      </table:table>
      <text:p text:style-name="P19"/>
      <text:list xml:id="list34326537" text:continue-list="list34331304" text:style-name="L1">
        <text:list-item>
          <text:p text:style-name="P26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ext:soft-page-break/>
        <table:table-row>
          <table:table-cell table:style-name="表39.A1" table:number-rows-spanned="6" office:value-type="string">
            <text:p text:style-name="P7"/>
          </table:table-cell>
          <table:table-cell table:style-name="表39.B1" table:number-rows-spanned="6" office:value-type="string">
            <text:p text:style-name="P9">file</text:p>
          </table:table-cell>
          <table:table-cell table:style-name="表39.C1" office:value-type="string">
            <text:p text:style-name="P9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9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9">DUP sheet ==&gt; “<text:span text:style-name="T5">7</text:span>” </text:p>
            <text:p text:style-name="P9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9">rename ===&gt; “<text:span text:style-name="T5">8</text:span>”</text:p>
            <text:p text:style-name="P9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9">move to ==&gt; any suitable location</text:p>
          </table:table-cell>
        </table:table-row>
        <table:table-row>
          <table:table-cell table:style-name="表39.A7" office:value-type="string">
            <text:p text:style-name="P7"/>
          </table:table-cell>
          <table:table-cell table:style-name="表39.A7" table:number-rows-spanned="2" office:value-type="string">
            <text:p text:style-name="P9">sheet</text:p>
          </table:table-cell>
          <table:table-cell table:style-name="表39.C2" office:value-type="string">
            <text:p text:style-name="P9">delete ==&gt; data area </text:p>
          </table:table-cell>
        </table:table-row>
        <table:table-row>
          <table:table-cell table:style-name="表39.A7" office:value-type="string">
            <text:p text:style-name="P7"/>
          </table:table-cell>
          <table:covered-table-cell/>
          <table:table-cell table:style-name="表39.C2" office:value-type="string">
            <text:p text:style-name="P9">C/P ==&gt; data from gen-ed file </text:p>
          </table:table-cell>
        </table:table-row>
      </table:table>
      <text:p text:style-name="P16"/>
      <text:list xml:id="list113940024287207035" text:style-name="L46">
        <text:list-item>
          <text:p text:style-name="P37">TASK-1.3 : sheet ==&gt; edit </text:p>
          <text:list>
            <text:list-item>
              <text:p text:style-name="P37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6"/>
          </table:table-cell>
          <table:table-cell table:style-name="表40.B1" office:value-type="string">
            <text:p text:style-name="P13">sort : “profit” ~~&gt; “BB-loc.-1” (DF → CU) </text:p>
            <text:p text:style-name="P13">M – d &gt; s</text:p>
          </table:table-cell>
        </table:table-row>
        <table:table-row>
          <table:table-cell table:style-name="表40.A2" office:value-type="string">
            <text:p text:style-name="P6"/>
          </table:table-cell>
          <table:table-cell table:style-name="表40.B2" office:value-type="string">
            <text:p text:style-name="P13">hide : cols ==&gt; CV ~ DE 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13">addressing ==&gt; total, gain, loss </text:p>
            <text:list xml:id="list4107204894051852434" text:style-name="L47">
              <text:list-item>
                <text:p text:style-name="P82">DH4</text:p>
              </text:list-item>
              <text:list-item>
                <text:p text:style-name="P82">DH5</text:p>
              </text:list-item>
              <text:list-item>
                <text:p text:style-name="P82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6"/>
          </table:table-cell>
          <table:table-cell table:style-name="表40.B2" office:value-type="string">
            <text:p text:style-name="P13">addressing ==&gt; BB.loc </text:p>
            <text:list xml:id="list3788340010419042672" text:style-name="L48">
              <text:list-item>
                <text:p text:style-name="P83">“current”, “prev” ==&gt; C/P</text:p>
              </text:list-item>
              <text:list-item>
                <text:p text:style-name="P83">“数式” ==&gt; M – t &gt; q &gt; M – f &gt; Ret</text:p>
              </text:list-item>
              <text:list-item>
                <text:p text:style-name="P83"><text:soft-page-break/>replace</text:p>
                <text:list>
                  <text:list-item>
                    <text:p text:style-name="P83">DH11 (prev,total,end) → DH8 </text:p>
                  </text:list-item>
                  <text:list-item>
                    <text:p text:style-name="P83">DH12 (prev, loss,end) → DH9</text:p>
                  </text:list-item>
                  <text:list-item>
                    <text:p text:style-name="P83">DG13 (prev,loss,start) → DG10</text:p>
                  </text:list-item>
                </text:list>
              </text:list-item>
              <text:list-item>
                <text:p text:style-name="P83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6"/>
          </table:table-cell>
          <table:table-cell table:style-name="表40.B2" office:value-type="string">
            <text:p text:style-name="P14">directory name ==&gt; add “#” at the top</text:p>
          </table:table-cell>
        </table:table-row>
      </table:table>
      <text:list xml:id="list34330692" text:continue-list="list113940024287207035" text:style-name="L46">
        <text:list-item>
          <text:list>
            <text:list-item>
              <text:p text:style-name="P84">result </text:p>
              <text:list>
                <text:list-item>
                  <text:p text:style-name="P84">graph / table / chart</text:p>
                </text:list-item>
              </text:list>
            </text:list-item>
            <text:list-item>
              <text:p text:style-name="P84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8">1</text:p>
          </table:table-cell>
          <table:table-cell table:style-name="表41.B1" office:value-type="string">
            <text:p text:style-name="P13"/>
          </table:table-cell>
        </table:table-row>
        <table:table-row>
          <table:table-cell table:style-name="表41.A2" office:value-type="float" office:value="2">
            <text:p text:style-name="P8">2</text:p>
          </table:table-cell>
          <table:table-cell table:style-name="表41.B2" office:value-type="string">
            <text:p text:style-name="P13"/>
          </table:table-cell>
        </table:table-row>
        <table:table-row>
          <table:table-cell table:style-name="表41.A2" office:value-type="float" office:value="3">
            <text:p text:style-name="P8">3</text:p>
          </table:table-cell>
          <table:table-cell table:style-name="表41.B2" office:value-type="string">
            <text:p text:style-name="P13"/>
          </table:table-cell>
        </table:table-row>
      </table:table>
      <text:list xml:id="list34349350" text:continue-numbering="true" text:style-name="L46">
        <text:list-item>
          <text:list>
            <text:list-item>
              <text:p text:style-name="P84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8">1</text:p>
          </table:table-cell>
          <table:table-cell table:style-name="表42.B1" office:value-type="string">
            <text:p text:style-name="P13"/>
          </table:table-cell>
        </table:table-row>
        <table:table-row>
          <table:table-cell table:style-name="表42.A2" office:value-type="float" office:value="2">
            <text:p text:style-name="P8">2</text:p>
          </table:table-cell>
          <table:table-cell table:style-name="表42.B2" office:value-type="string">
            <text:p text:style-name="P13"/>
          </table:table-cell>
        </table:table-row>
      </table:table>
      <text:list xml:id="list34351436" text:continue-numbering="true" text:style-name="L46">
        <text:list-item>
          <text:list>
            <text:list-item>
              <text:p text:style-name="P84"/>
            </text:list-item>
            <text:list-item>
              <text:p text:style-name="P84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20T14:12:05.54</dc:date>
    <dc:creator>iwabuchi ken</dc:creator>
    <meta:editing-duration>PT19H18M34S</meta:editing-duration>
    <meta:editing-cycles>227</meta:editing-cycles>
    <meta:generator>OpenOffice/4.1.3$Win32 OpenOffice.org_project/413m1$Build-9783</meta:generator>
    <meta:document-statistic meta:table-count="15" meta:image-count="1" meta:object-count="6" meta:page-count="14" meta:paragraph-count="254" meta:word-count="1027" meta:character-count="10512"/>
  </office:meta>
</office:document-meta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89cm" svg:y="3.443cm" style:legend-expansion="high" chart:style-name="ch2"/>
        <chart:plot-area chart:style-name="ch3" chart:data-source-has-labels="both" svg:x="0.648cm" svg:y="0.735cm" svg:width="6.445cm" svg:height="6.205cm">
          <chartooo:coordinate-region svg:x="1.746cm" svg:y="0.947cm" svg:width="5.347cm" svg:height="5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74cm" svg:y="0.282cm" chart:style-name="ch2">
          <text:p>u*j / m5 / sell</text:p>
        </chart:title>
        <chart:subtitle svg:x="5.412cm" svg:y="1.207cm" chart:style-name="ch3">
          <text:p>end - minus</text:p>
        </chart:subtitle>
        <chart:legend chart:legend-position="end" svg:x="10.998cm" svg:y="2.296cm" style:legend-expansion="high" chart:style-name="ch4"/>
        <chart:plot-area chart:style-name="ch5" chart:data-source-has-labels="both" svg:x="0.71cm" svg:y="2.182cm" svg:width="9.768cm" svg:height="4.564cm">
          <chartooo:coordinate-region svg:x="1.425cm" svg:y="3.28cm" svg:width="8.337cm" svg:height="3.25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86cm" svg:y="0.28cm" chart:style-name="ch2">
          <text:p>u*j / m5 / sell</text:p>
        </chart:title>
        <chart:subtitle svg:x="5.496cm" svg:y="1.203cm" chart:style-name="ch3">
          <text:p>end - plus</text:p>
        </chart:subtitle>
        <chart:legend chart:legend-position="end" svg:x="9.236cm" svg:y="1.985cm" style:legend-expansion="high" chart:style-name="ch4"/>
        <chart:plot-area chart:style-name="ch5" chart:data-source-has-labels="both" svg:x="0.706cm" svg:y="2.174cm" svg:width="8.018cm" svg:height="4.476cm">
          <chartooo:coordinate-region svg:x="1.421cm" svg:y="3.272cm" svg:width="6.588cm" svg:height="3.166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639cm" svg:y="0.27cm" chart:style-name="ch2">
          <text:p>u*j / m5 / sell</text:p>
        </chart:title>
        <chart:subtitle svg:x="4.123cm" svg:y="1.183cm" chart:style-name="ch3">
          <text:p>prev 4 bars =&gt; down
end minus</text:p>
        </chart:subtitle>
        <chart:legend chart:legend-position="end" svg:x="9.927cm" svg:y="2.257cm" style:legend-expansion="high" chart:style-name="ch4"/>
        <chart:plot-area chart:style-name="ch5" chart:data-source-has-labels="both" svg:x="0.688cm" svg:y="2.584cm" svg:width="8.763cm" svg:height="3.573cm">
          <chartooo:coordinate-region svg:x="1.403cm" svg:y="3.682cm" svg:width="7.332cm" svg:height="2.263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54cm" svg:y="0.277cm" chart:style-name="ch2">
          <text:p>u*j / m5 / sell</text:p>
        </chart:title>
        <chart:subtitle svg:x="4.438cm" svg:y="1.197cm" chart:style-name="ch3">
          <text:p>prev 4 bars =&gt; down
end plus</text:p>
        </chart:subtitle>
        <chart:legend chart:legend-position="end" svg:x="10.662cm" svg:y="2.696cm" style:legend-expansion="high" chart:style-name="ch4"/>
        <chart:plot-area chart:style-name="ch5" chart:data-source-has-labels="both" svg:x="0.701cm" svg:y="2.612cm" svg:width="9.459cm" svg:height="3.892cm">
          <chartooo:coordinate-region svg:x="1.416cm" svg:y="3.71cm" svg:width="8.028cm" svg:height="2.58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